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5e8a" officeooo:paragraph-rsid="0006dece"/>
    </style:style>
    <style:style style:name="P2" style:family="paragraph" style:parent-style-name="Standard">
      <style:text-properties fo:font-weight="bold" officeooo:rsid="0006dece" officeooo:paragraph-rsid="0006dece" style:font-weight-asian="bold" style:font-weight-complex="bold"/>
    </style:style>
    <style:style style:name="P3" style:family="paragraph" style:parent-style-name="Standard" style:list-style-name="L1">
      <style:text-properties officeooo:rsid="0006dece" officeooo:paragraph-rsid="0006dece"/>
    </style:style>
    <style:style style:name="P4" style:family="paragraph" style:parent-style-name="Standard" style:list-style-name="L1">
      <style:text-properties fo:font-weight="normal" officeooo:rsid="0006dece" officeooo:paragraph-rsid="0006dece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8d8d5" officeooo:paragraph-rsid="0008d8d5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abd12" officeooo:paragraph-rsid="000abd12" style:font-weight-asian="normal" style:font-weight-complex="normal"/>
    </style:style>
    <style:style style:name="P7" style:family="paragraph" style:parent-style-name="Standard">
      <style:text-properties fo:font-weight="normal" officeooo:rsid="000abd12" officeooo:paragraph-rsid="000abd12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b02b3" officeooo:paragraph-rsid="000b02b3" style:font-weight-asian="normal" style:font-weight-complex="normal"/>
    </style:style>
    <style:style style:name="T1" style:family="text">
      <style:text-properties fo:font-weight="bold" officeooo:rsid="0006dece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d8d5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tab/><text:tab/><text:tab/><text:span text:style-name="T1">REVISION EXERCISE 3</text:span></text:p>
      <text:p text:style-name="P2"/>
      <text:list xml:id="list2159674294" text:style-name="L1">
        <text:list-item>
          <text:p text:style-name="P4">believe in God and his son Jesus Christ</text:p>
        </text:list-item>
        <text:list-item>
          <text:p text:style-name="P4">shrines</text:p>
        </text:list-item>
        <text:list-item>
          <text:p text:style-name="P3"><text:span text:style-name="T3">S</text:span><text:span text:style-name="T2">tephen</text:span></text:p>
        </text:list-item>
        <text:list-item>
          <text:p text:style-name="P5">living dead</text:p>
        </text:list-item>
        <text:list-item>
          <text:p text:style-name="P5">unborn</text:p>
        </text:list-item>
        <text:list-item>
          <text:p text:style-name="P5">joy</text:p>
        </text:list-item>
        <text:list-item>
          <text:p text:style-name="P5">accepting to be baptised</text:p>
        </text:list-item>
        <text:list-item>
          <text:p text:style-name="P6">libation</text:p>
        </text:list-item>
        <text:list-item>
          <text:p text:style-name="P6">with a cause</text:p>
        </text:list-item>
        <text:list-item>
          <text:p text:style-name="P6">die on the cross</text:p>
        </text:list-item>
        <text:list-item>
          <text:p text:style-name="P8">have faith in God the father.</text:p>
        </text:list-item>
        <text:list-item>
          <text:p text:style-name="P8">Living in unity with Jesus and Christ and God.</text:p>
        </text:list-item>
        <text:list-item>
          <text:p text:style-name="P8">Holy Spirit</text:p>
        </text:list-item>
        <text:list-item>
          <text:p text:style-name="P8">Rich Man and Poor Man</text:p>
        </text:list-item>
        <text:list-item>
          <text:p text:style-name="P8">It has no beginning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2:32:06.412131242</meta:creation-date>
    <dc:date>2020-04-07T16:13:59.206792860</dc:date>
    <meta:editing-duration>PT7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70" meta:character-count="318" meta:non-whitespace-character-count="275"/>
  </office:meta>
</office:document-meta>
</file>